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95a4" officeooo:paragraph-rsid="000195a4"/>
    </style:style>
    <style:style style:name="P2" style:family="paragraph" style:parent-style-name="Text_20_body">
      <style:text-properties officeooo:paragraph-rsid="000195a4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f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 utiliza el patrón de diseño <text:span text:style-name="Emphasis">Factory Method</text:span> cuando:<text:line-break/>sabemos que queremos crear productos (es decir, instanciar objetos), pero no sabemos de qué tipo específico serán ni quién debe crearlos.<text:line-break/>Por esta razón, el <text:span text:style-name="Emphasis">CreationRequester</text:span> (cliente o clase que necesita los productos) solicita la creación de productos a través de la interfaz <text:span text:style-name="Emphasis">FactoryIF</text:span> (el <text:span text:style-name="Emphasis">Creador abstracto</text:span>), que declara el método <text:span text:style-name="Emphasis">createProduct()</text:span>.<text:line-break/>Esta interfaz es implementada por <text:span text:style-name="T3">distintas clases fábrica conretas (</text:span><text:span text:style-name="Emphasis">Factory</text:span><text:span text:style-name="Emphasis"><text:span text:style-name="T3">1, …, FactoryN)</text:span></text:span>, <text:span text:style-name="T3">que definen qué tipo de productos instanciar. </text:span><text:line-break/>Los productos creados son devueltos como objetos de tipo <text:span text:style-name="Emphasis">ProductIF</text:span> (el <text:span text:style-name="Emphasis">Producto abstracto</text:span>), ya que el cliente no conoce el tipo concreto del producto.<text:line-break/>Finalmente, los diferentes tipos de productos (<text:span text:style-name="Emphasis">ConcreteProduct1</text:span>, ..., <text:span text:style-name="Emphasis">ConcreteProductN</text:span>) implementan <text:span text:style-name="Emphasis">ProductIF</text:span>, y cada uno puede tener sus propias implementaciones de las operaciones definidas en esa interfaz.</text:p>
      <text:p text:style-name="Text_20_body"/>
      <text:p text:style-name="P1">PASTELERIA.</text:p>
      <text:p text:style-name="P2">En esta historia, tenemos una pastelería que hace distintos tipos de pasteles (chocolate, frutas, etc.). Pero hay un problema: </text:p>
      <text:p text:style-name="P2">El encargado de los pedidos (el cliente o <text:span text:style-name="T1">Creation Requester</text:span>) no quiere saber cómo se hacen los pasteles.</text:p>
      <text:p text:style-name="P2">Solo quiere decir: “Dame un pastel”, y que alguien más decida cuál se hace y cómo.</text:p>
      <text:p text:style-name="P2">Aquí entra en juego el patrón <text:span text:style-name="Emphasis">Factory Method</text:span>, que le permite al cliente pedir un producto sin preocuparse por la lógica de creación. </text:p>
      <text:p text:style-name="P2">Dividimos el problema en responsabilidades claras:</text:p>
      <text:p text:style-name="P2">- Definimos una interfaz <text:span text:style-name="T2">Pastel </text:span>(esto es nuestro <text:span text:style-name="T2">ProductIF</text:span>) que representa cualquier pastel.</text:p>
      <text:p text:style-name="P2">- Creamos distintas clases concretas que implementan <text:span text:style-name="T2">Pastel</text:span> (<text:span text:style-name="T2">PastelDeChocolate</text:span>, <text:span text:style-name="T2">PastelDeFrutas)</text:span> → nuestros <text:span text:style-name="T2">ConcreteProduct</text:span>.</text:p>
      <text:p text:style-name="P2">- Definimos una interfaz de fábrica <text:span text:style-name="T2">PasteleriaFactory </text:span>(esto es nuestro <text:span text:style-name="T2">FactoryIF</text:span> → el <text:span text:style-name="T2">Creador abstracto</text:span>).</text:p>
      <text:p text:style-name="P2">- Creamos fábricas concretas como <text:span text:style-name="T2">PasteleriaChocolate</text:span> y <text:span text:style-name="T2">PasteleriaFrutas</text:span> que saben cómo crear pasteles específicos → estos son los <text:span text:style-name="T2">ConcreteCreator</text:span>.</text:p>
      <text:p text:style-name="P2">- Finalmente, tenemos una clase <text:span text:style-name="T2">Cliente</text:span> (<text:span text:style-name="T2">Creation Requester</text:span>) que usa una fábrica, pero no sabe qué pastel se está creando ni có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2:18:54.040721041</meta:creation-date>
    <dc:date>2025-04-29T12:41:38.580861313</dc:date>
    <meta:editing-duration>PT2M1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95" meta:character-count="2009" meta:non-whitespace-character-count="1723"/>
  </office:meta>
</office:document-meta>
</file>